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IBM Plex Mono Medm" svg:font-family="'IBM Plex Mono Medm'" style:font-pitch="variable"/>
    <style:font-face style:name="IBM Plex Mono Medm1" svg:font-family="'IBM Plex Mono Medm'" style:font-adornments="Regular" style:font-pitch="fixed"/>
    <style:font-face style:name="IBM Plex Mono Medm2" svg:font-family="'IBM Plex Mono Medm'" style:font-pitch="fixed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outline1">
      <style:graphic-properties fo:min-height="5.576cm"/>
      <style:paragraph-properties style:writing-mode="lr-tb"/>
    </style:style>
    <style:style style:name="pr4" style:family="presentation" style:parent-style-name="Blue_5f_Curve1-title">
      <style:graphic-properties draw:auto-grow-height="true" fo:min-height="1.328cm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Blue_5f_Curve1-title">
      <style:graphic-properties fo:min-height="1.328cm"/>
      <style:paragraph-properties style:writing-mode="lr-tb"/>
    </style:style>
    <style:style style:name="pr7" style:family="presentation" style:parent-style-name="Blue_5f_Curve1-outline1">
      <style:graphic-properties fo:min-height="10.001cm"/>
      <style:paragraph-properties style:writing-mode="lr-tb"/>
    </style:style>
    <style:style style:name="pr8" style:family="presentation" style:parent-style-name="Blue_5f_Curve1-notes">
      <style:graphic-properties draw:fill-color="#ffffff" fo:min-height="13.364cm"/>
      <style:paragraph-properties style:writing-mode="lr-tb"/>
    </style:style>
    <style:style style:name="pr9" style:family="presentation" style:parent-style-name="Blue_5f_Curve1-outline1">
      <style:graphic-properties draw:textarea-vertical-align="middle" fo:min-height="10.001cm"/>
      <style:paragraph-properties style:writing-mode="lr-tb"/>
    </style:style>
    <style:style style:name="pr10" style:family="presentation" style:parent-style-name="Blue_5f_Curve1-title">
      <style:graphic-properties fo:min-height="1.889cm"/>
      <style:paragraph-properties style:writing-mode="lr-tb"/>
    </style:style>
    <style:style style:name="pr11" style:family="presentation" style:parent-style-name="Blue_5f_Curve1-outline1" style:list-style-name="L2">
      <style:graphic-properties draw:textarea-vertical-align="middle" draw:auto-grow-height="true" fo:min-height="10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</style:style>
    <style:style style:name="P3" style:family="paragraph">
      <style:paragraph-properties fo:margin-left="0cm" fo:margin-right="0cm" fo:margin-top="0.3cm" fo:margin-bottom="0cm" fo:text-indent="0cm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margin-left="0cm" fo:margin-right="0cm" fo:margin-top="0.374cm" fo:margin-bottom="0cm" fo:text-align="center" fo:text-indent="0cm"/>
    </style:style>
    <style:style style:name="P6" style:family="paragraph">
      <style:paragraph-properties fo:margin-left="0.381cm" fo:margin-right="0.381cm" fo:margin-top="0.381cm" fo:margin-bottom="0.381cm" fo:text-align="start" fo:text-indent="0cm"/>
    </style:style>
    <style:style style:name="P7" style:family="paragraph">
      <style:paragraph-properties fo:margin-left="0.381cm" fo:margin-right="0.381cm" fo:margin-top="0.381cm" fo:margin-bottom="0.381cm" fo:text-indent="0cm"/>
    </style:style>
    <style:style style:name="P8" style:family="paragraph">
      <style:paragraph-properties fo:margin-left="0.381cm" fo:margin-right="0.381cm" fo:margin-top="0.381cm" fo:margin-bottom="0.381cm" fo:text-align="start" fo:text-indent="0cm"/>
      <style:text-properties fo:color="#009bdd" loext:opacity="100%" loext:color-lum-mod="100%" loext:color-lum-off="0%" fo:font-size="21pt" style:letter-kerning="true" style:font-size-asian="21pt" style:font-size-complex="21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36pt" style:font-size-asian="36pt" style:font-size-complex="36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style:text-underline-style="none"/>
    </style:style>
    <style:style style:name="T6" style:family="text">
      <style:text-properties fo:font-variant="normal" fo:text-transform="none" fo:color="#009bdd" loext:opacity="100%" style:text-outline="false" style:text-line-through-style="none" style:text-line-through-type="none" style:font-name="Liberation Sans" fo:font-size="21pt" fo:font-style="normal" fo:text-shadow="none" style:text-underline-style="none" fo:font-weight="normal" style:letter-kerning="true" fo:background-color="transparent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15pt" style:font-size-asian="15pt" style:font-size-complex="15pt"/>
    </style:style>
    <style:style style:name="T10" style:family="text">
      <style:text-properties fo:color="#009bdd" loext:opacity="100%" fo:font-size="24pt" style:letter-kerning="true" style:font-size-asian="24pt" style:font-size-complex="24pt"/>
    </style:style>
    <style:style style:name="T11" style:family="text">
      <style:text-properties fo:color="#009bdd" loext:opacity="100%" fo:font-size="18pt" style:letter-kerning="true" style:font-size-asian="18pt" style:font-size-complex="18pt"/>
    </style:style>
    <style:style style:name="T12" style:family="text">
      <style:text-properties fo:font-size="20pt"/>
    </style:style>
    <style:style style:name="T13" style:family="text">
      <style:text-properties style:text-position="super 58%"/>
    </style:style>
    <style:style style:name="T14" style:family="text">
      <style:text-properties fo:color="#3465a4" loext:opacity="100%" style:font-name="IBM Plex Mono Medm1" fo:font-size="21pt" fo:font-weight="normal" style:font-size-asian="21pt" style:font-size-complex="21pt"/>
    </style:style>
    <style:style style:name="T15" style:family="text">
      <style:text-properties fo:color="#3465a4" loext:opacity="100%" style:font-name="IBM Plex Mono Medm1" fo:font-size="21pt" style:font-size-asian="21pt" style:font-size-complex="2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layer="layout" svg:width="25cm" svg:height="3cm" svg:x="0cm" svg:y="4.5cm" presentation:class="title" presentation:user-transformed="true">
          <draw:text-box>
            <text:p text:style-name="P1">Debugging stuff on the cloud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0cm" svg:x="1cm" svg:y="3cm" presentation:class="outline">
          <draw:text-box>
            <text:list text:style-name="L2">
              <text:list-item>
                <text:p text:style-name="P1"><text:span text:style-name="T1">Caveat first: too much time spent in the debugger is bad</text:span></text:p>
              </text:list-item>
              <text:list-item>
                <text:p text:style-name="P1"><text:span text:style-name="T1">Sometimes, however, unavoidable:</text:span></text:p>
                <text:list>
                  <text:list-item>
                    <text:p text:style-name="P1"><text:span text:style-name="T2">Bug only reproducible in a particular context</text:span></text:p>
                  </text:list-item>
                  <text:list-item>
                    <text:p text:style-name="P1"><text:span text:style-name="T2">Reproduction of bug requires tons of context difficult to reproduce locally</text:span></text:p>
                  </text:list-item>
                  <text:list-item>
                    <text:p text:style-name="P1"><text:span text:style-name="T2">Logging and tracing don’t get you far enough</text:span></text:p>
                  </text:list-item>
                  <text:list-item>
                    <text:p text:style-name="P1"><text:span text:style-name="T2">Heisenbug that only appears on cloud</text:span></text:p>
                  </text:list-item>
                </text:list>
              </text:list-item>
              <text:list-item>
                <text:p text:style-name="P1"><text:span text:style-name="T3">That’s why!</text:span></text:p>
              </text:list-item>
            </text:list>
          </draw:text-box>
        </draw:frame>
        <draw:frame presentation:style-name="pr4" draw:layer="layout" svg:width="26cm" svg:height="1.328cm" svg:x="1cm" svg:y="0.5cm" presentation:class="title">
          <draw:text-box>
            <text:p text:style-name="P1">Why?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What?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2">
              <text:list-item>
                <text:p><text:span text:style-name="T4">Present some techniques and tools</text:span></text:p>
              </text:list-item>
              <text:list-item>
                <text:p><text:span text:style-name="T4">Walk through examples of using them</text:span></text:p>
              </text:list-item>
              <text:list-item>
                <text:p><text:span text:style-name="T4">Demo platform is just for demo-ing the tools and techniques</text:span></text:p>
                <text:list>
                  <text:list-item>
                    <text:p><text:span text:style-name="T4">You’d never set up something like this in real life</text:span></text:p>
                  </text:list-item>
                  <text:list-item>
                    <text:p><text:span text:style-name="T4">But what’s presented is not relying on a particular setup</text:span></text:p>
                  </text:list-item>
                </text:list>
              </text:list-item>
              <text:list-item>
                <text:p>Focused mainly on Kubernetes and Java</text:p>
                <text:list>
                  <text:list-item>
                    <text:p>Some techniques and tools aren’t limited to these tech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Off topic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2">
              <text:list-item>
                <text:p><text:span text:style-name="T3">Things that help but won’t be dealt with:</text:span></text:p>
                <text:list>
                  <text:list-item>
                    <text:p>Distributed tracing (Zipkin, Jaeger, OpenTelemetry)</text:p>
                  </text:list-item>
                  <text:list-item>
                    <text:p>Extensive logging</text:p>
                  </text:list-item>
                  <text:list-item>
                    <text:p>Log aggregation</text:p>
                  </text:list-item>
                  <text:list-item>
                    <text:p>Monitoring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Off topic again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2">
              <text:list-item>
                <text:p><text:span text:style-name="T3">Other things that help</text:span>:</text:p>
                <text:list>
                  <text:list-item>
                    <text:p>A bash shell</text:p>
                    <text:list>
                      <text:list-item>
                        <text:p>matches target environment</text:p>
                      </text:list-item>
                    </text:list>
                  </text:list-item>
                  <text:list-item>
                    <text:p>Running Linux locally </text:p>
                    <text:list>
                      <text:list-item>
                        <text:p>a VM is better than WSL</text:p>
                      </text:list-item>
                    </text:list>
                  </text:list-item>
                  <text:list-item>
                    <text:p>Multiple large monitors </text:p>
                    <text:list>
                      <text:list-item>
                        <text:p>when running multiple debuggers in parallel</text:p>
                      </text:list-item>
                    </text:list>
                  </text:list-item>
                  <text:list-item>
                    <text:p>Containers started ad-hoc inside Kubernetes cluste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And more off-topic</text:p>
          </draw:text-box>
        </draw:frame>
        <draw:frame presentation:style-name="pr9" draw:layer="layout" svg:width="26cm" svg:height="10cm" svg:x="1cm" svg:y="3cm" presentation:class="outline">
          <draw:text-box>
            <text:list text:style-name="L2">
              <text:list-item>
                <text:p>Yet another thing that helps: API first development</text:p>
                <text:list>
                  <text:list-item>
                    <text:p>Well defined interface among different teams/services leaves little room for mismatches</text:p>
                  </text:list-item>
                  <text:list-item>
                    <text:p>Client and server code can be generated in most cases/for most protocols, not just <text:span text:style-name="T5">REST/JSON or XML over HTTP</text:span></text:p>
                  </text:list-item>
                  <text:list-item>
                    <text:p><text:span text:style-name="T6">Contract tests</text:span> are easier to write, almost free</text:p>
                    <text:list>
                      <text:list-header>
                        <text:p/>
                      </text:list-header>
                    </text:list>
                  </text:list-item>
                </text:list>
                <text:p text:style-name="P3"><text:span text:style-name="T7">Contract tests verify that provider and consumer have the same understanding of the interface between them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10" draw:layer="layout" svg:width="26cm" svg:height="1.889cm" svg:x="1cm" svg:y="0.216cm" presentation:class="title" presentation:user-transformed="true">
          <draw:text-box>
            <text:p text:style-name="P5"><text:span text:style-name="T8">What not?</text:span><text:span text:style-name="T8"><text:line-break/></text:span><text:span text:style-name="T9">(i.e. out of scope for this presentation)</text:span>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2">
              <text:list-header>
                <text:p/>
                <text:p/>
              </text:list-header>
              <text:list-item>
                <text:p>All the things that help but aren’t real debugging:</text:p>
                <text:list>
                  <text:list-item>
                    <text:p>Logging, monitoring, distributed tracing, log aggregation etc.</text:p>
                  </text:list-item>
                </text:list>
              </text:list-item>
              <text:list-item>
                <text:p>Magic</text:p>
                <text:list>
                  <text:list-item>
                    <text:p>No way to debug without some tools and access righ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4" draw:layer="layout" svg:width="26cm" svg:height="1.328cm" svg:x="1cm" svg:y="0.5cm" presentation:class="title">
          <draw:text-box>
            <text:p>Caveat</text:p>
          </draw:text-box>
        </draw:frame>
        <draw:frame presentation:style-name="pr11" draw:text-style-name="P8" draw:layer="layout" svg:width="26cm" svg:height="10cm" svg:x="1cm" svg:y="3cm" presentation:class="outline" presentation:user-transformed="true">
          <draw:text-box>
            <text:list text:style-name="L2">
              <text:list-item>
                <text:p text:style-name="P6"><text:span text:style-name="T10">Same log format everywhere</text:span></text:p>
                <text:list>
                  <text:list-item>
                    <text:p text:style-name="P7"><text:span text:style-name="T11">=&gt; querying aggergated logs becomes easy</text:span></text:p>
                  </text:list-item>
                </text:list>
              </text:list-item>
              <text:list-item>
                <text:p text:style-name="P7"><text:span text:style-name="T10">In the same category as Santa, Bigfoot, fairies and unicorns</text:span></text:p>
                <text:list>
                  <text:list-item>
                    <text:p text:style-name="P7"><text:span text:style-name="T11">3rd party apps have their own log format</text:span></text:p>
                  </text:list-item>
                  <text:list-item>
                    <text:p text:style-name="P7"><text:span text:style-name="T11">Synchronizing log format across teams == herding kitten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4" draw:layer="layout" svg:width="26cm" svg:height="1.328cm" svg:x="1cm" svg:y="0.5cm" presentation:class="title">
          <draw:text-box>
            <text:p>Possible problems</text:p>
          </draw:text-box>
        </draw:frame>
        <draw:frame presentation:style-name="pr7" draw:layer="layout" svg:width="26cm" svg:height="10cm" svg:x="1cm" svg:y="2.7cm" presentation:class="outline" presentation:user-transformed="true">
          <draw:text-box>
            <text:list text:style-name="L2">
              <text:list-item>
                <text:p>Bug that can be reproduced locally</text:p>
              </text:list-item>
              <text:list-item>
                <text:p>Magic on the wire</text:p>
                <text:list>
                  <text:list-item>
                    <text:p>you send one thing, receiver receives something else</text:p>
                  </text:list-item>
                </text:list>
              </text:list-item>
              <text:list-item>
                <text:p>Collaborative bug</text:p>
                <text:list>
                  <text:list-item>
                    <text:p>Multiple apps produce undesired results through collaboration</text:p>
                  </text:list-item>
                </text:list>
              </text:list-item>
              <text:list-item>
                <text:p>Bug only happens in one particular context</text:p>
              </text:list-item>
              <text:list-item>
                <text:p>App won’t start on cloud</text:p>
              </text:list-item>
              <text:list-item>
                <text:p>TLS obscures data on the wir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Demo system</text:p>
          </draw:text-box>
        </draw:frame>
        <draw:frame presentation:style-name="pr7" draw:layer="layout" svg:width="26cm" svg:height="10cm" svg:x="1cm" svg:y="3cm" presentation:class="outline" presentation:user-transformed="true">
          <draw:text-box>
            <text:list text:style-name="L2">
              <text:list-item>
                <text:p>Kubernetes cluster</text:p>
              </text:list-item>
              <text:list-item>
                <text:p>System of apps: generate docker container names</text:p>
                <text:list>
                  <text:list-item>
                    <text:p>Word by index from a list</text:p>
                    <text:list>
                      <text:list-item>
                        <text:p>Deployed twice – for adjectives and nouns</text:p>
                      </text:list-item>
                    </text:list>
                  </text:list-item>
                  <text:list-item>
                    <text:p>Number pair generator</text:p>
                    <text:list>
                      <text:list-item>
                        <text:p>With set range for each number</text:p>
                      </text:list-item>
                    </text:list>
                  </text:list-item>
                  <text:list-item>
                    <text:p text:style-name="P3">Nginx ingress</text:p>
                    <text:list>
                      <text:list-item>
                        <text:p>TLS termination</text:p>
                      </text:list-item>
                    </text:list>
                  </text:list-item>
                </text:list>
              </text:list-item>
              <text:list-item>
                <text:p>Front-end – curl, postman, insomnia, any http client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Bug can be reproduced locally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2">
              <text:list-header>
                <text:p/>
                <text:p/>
              </text:list-header>
              <text:list-item>
                <text:p>Bug occurs in app that can run locally</text:p>
              </text:list-item>
              <text:list-item>
                <text:p>== most bugs you’ll find</text:p>
              </text:list-item>
              <text:list-item>
                <text:p>=&gt; Use local debugg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Magic on the wire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2">
              <text:list-header>
                <text:p/>
              </text:list-header>
              <text:list-item>
                <text:p>You send one thing, and receiver receives something else</text:p>
                <text:list>
                  <text:list-item>
                    <text:p>Or so you think</text:p>
                  </text:list-item>
                </text:list>
              </text:list-item>
              <text:list-item>
                <text:p>Dump the traffic and look at what’s actually going on</text:p>
              </text:list-item>
              <text:list-item>
                <text:p>Caveat: not that straightforward with TLS</text:p>
              </text:list-item>
              <text:list-item>
                <text:p>Tools:</text:p>
                <text:list>
                  <text:list-item>
                    <text:p><text:s/>ksniff - https://github.com/eldadru/ksniff</text:p>
                  </text:list-item>
                  <text:list-item>
                    <text:p>Socat – for restricted environmen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8" draw:text-style-name="P2" draw:layer="layout" svg:width="16.799cm" svg:height="13.364cm" svg:x="2.1cm" svg:y="14.107cm" presentation:class="notes">
            <draw:text-box>
              <text:p>- name builder calls word dispensers with string instead of number</text:p>
              <text:p>- inject socat proxy into word generator directly</text:p>
              <text:p>- ksniff before nginx</text:p>
              <text:p/>
            </draw:text-box>
          </draw:frame>
        </presentation:notes>
      </draw:page>
      <draw:page draw:name="page1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 presentation:user-transformed="true">
          <draw:text-box>
            <text:p>Collaborative bug</text:p>
          </draw:text-box>
        </draw:frame>
        <draw:frame presentation:style-name="pr7" draw:layer="layout" svg:width="26cm" svg:height="10cm" svg:x="1.064cm" svg:y="2.54cm" presentation:class="outline" presentation:user-transformed="true">
          <draw:text-box>
            <text:list text:style-name="L2">
              <text:list-item>
                <text:p>Each involved app works as spec-ed</text:p>
              </text:list-item>
              <text:list-item>
                <text:p>Result is still wrong</text:p>
              </text:list-item>
              <text:list-item>
                <text:p>Logging helps, if you correlate timestamps</text:p>
              </text:list-item>
              <text:list-item>
                <text:p>Alternatively, run multiple remote debuggers</text:p>
              </text:list-item>
              <text:list-item>
                <text:p>Most tedious: run everything locally</text:p>
                <text:list>
                  <text:list-item>
                    <text:p><text:span text:style-name="T2">Nginx provides TLS</text:span></text:p>
                  </text:list-item>
                  <text:list-item>
                    <text:p><text:span text:style-name="T2">Multiple host names for localhost via hosts file</text:span></text:p>
                  </text:list-item>
                  <text:list-item>
                    <text:p><text:span text:style-name="T2">Port forwarding for reaching remote servic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8" draw:text-style-name="P2" draw:layer="layout" svg:width="16.799cm" svg:height="13.364cm" svg:x="2.1cm" svg:y="14.107cm" presentation:class="notes">
            <draw:text-box>
              <text:p>- number pairs generator ranges and word dispensers lists are out of sync</text:p>
              <text:p>- run all services in debugger</text:p>
              <text:p/>
            </draw:text-box>
          </draw:frame>
        </presentation:notes>
      </draw:page>
      <draw:page draw:name="page1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 presentation:user-transformed="true">
          <draw:text-box>
            <text:p>Picky bug<text:tab/></text:p>
          </draw:text-box>
        </draw:frame>
        <draw:frame presentation:style-name="pr7" draw:layer="layout" svg:width="26cm" svg:height="4.62cm" svg:x="1cm" svg:y="4.445cm" presentation:class="outline" presentation:user-transformed="true">
          <draw:text-box>
            <text:list text:style-name="L2">
              <text:list-item>
                <text:p>Only manifests itself in one particular place</text:p>
                <text:list>
                  <text:list-item>
                    <text:p>Cluster, database instance, account</text:p>
                  </text:list-item>
                </text:list>
              </text:list-item>
              <text:list-item>
                <text:p>=&gt; run remote debugg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8" draw:text-style-name="P4" draw:layer="layout" svg:width="16.799cm" svg:height="13.364cm" svg:x="2.1cm" svg:y="14.107cm" presentation:class="notes">
            <draw:text-box>
              <text:p><text:span text:style-name="T12">- one of the word dispensers has bad offset</text:span></text:p>
              <text:p><text:span text:style-name="T12">- run that service alone in the debugger</text:span></text:p>
              <text:p><text:span text:style-name="T12"/></text:p>
            </draw:text-box>
          </draw:frame>
        </presentation:notes>
      </draw:page>
      <draw:page draw:name="page1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App doesn’t start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2">
              <text:list-item>
                <text:p>… and logs don’t provide full story</text:p>
                <text:list>
                  <text:list-item>
                    <text:p>Plus, it’s often inconvenient to keep redeploying with updated logging</text:p>
                  </text:list-item>
                </text:list>
              </text:list-item>
              <text:list-item>
                <text:p>=&gt; Run app manually:</text:p>
                <text:list>
                  <text:list-item>
                    <text:p>Replace app with infinite bash loop</text:p>
                  </text:list-item>
                  <text:list-item>
                    <text:p>Execute app manually inside contain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8" draw:text-style-name="P2" draw:layer="layout" svg:width="16.799cm" svg:height="13.364cm" svg:x="2.1cm" svg:y="14.107cm" presentation:class="notes">
            <draw:text-box>
              <text:p>- add a health check in the run file that calls the shutdown endpoint with enough delay</text:p>
              <text:p>- edit the deployment in k8s to add an infinite bash loop instead of the actual run command</text:p>
              <text:p>- exec into the container and run run file manually</text:p>
              <text:p/>
            </draw:text-box>
          </draw:frame>
        </presentation:notes>
      </draw:page>
      <draw:page draw:name="page1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TLS obscures http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2">
              <text:list-item>
                <text:p>3<text:span text:style-name="T13">rd</text:span> party app accessed over TLS returns error responses</text:p>
              </text:list-item>
              <text:list-item>
                <text:p>=&gt; decrypt TLS and inspect cleartext result</text:p>
              </text:list-item>
              <text:list-item>
                <text:p>Two ways to save session keys:</text:p>
                <text:list>
                  <text:list-item>
                    <text:p>Java agent: https://github.com/jsslkeylog/jsslkeylog</text:p>
                  </text:list-item>
                  <text:list-item>
                    <text:p>Proxy: <text:a xlink:href="https://mitmproxy.org/" xlink:type="simple">https://mitmproxy.org/</text:a>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8" draw:text-style-name="P2" draw:layer="layout" svg:width="16.799cm" svg:height="13.364cm" svg:x="2.1cm" svg:y="14.107cm" presentation:class="notes">
            <draw:text-box>
              <text:p>- reconfigure deployment to use TLS between nginx and name builder</text:p>
              <text:p>- between client and nginx gateway - mitmproxy</text:p>
              <text:p>- between nginx gateway and name builder - java agent</text:p>
              <text:p/>
            </draw:text-box>
          </draw:frame>
        </presentation:notes>
      </draw:page>
      <draw:page draw:name="page1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Replace binary</text:p>
          </draw:text-box>
        </draw:frame>
        <draw:frame presentation:style-name="pr7" draw:layer="layout" svg:width="26cm" svg:height="10cm" svg:x="0.964cm" svg:y="2.946cm" presentation:class="outline" presentation:user-transformed="true">
          <draw:text-box>
            <text:list text:style-name="L2">
              <text:list-item>
                <text:p>Need to verify multiple fix variants</text:p>
                <text:list>
                  <text:list-item>
                    <text:p>redeploy for each is costly</text:p>
                  </text:list-item>
                </text:list>
              </text:list-item>
              <text:list-item>
                <text:p>=&gt; don’t redeploy, replace binary alone</text:p>
                <text:list>
                  <text:list-item>
                    <text:p><text:span text:style-name="T14">kubectl cp</text:span> to the rescu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8" draw:text-style-name="P2" draw:layer="layout" svg:width="16.799cm" svg:height="13.364cm" svg:x="2.1cm" svg:y="14.107cm" presentation:class="notes">
            <draw:text-box>
              <text:p>- same as app doesn't start initially</text:p>
              <text:p>- then keep cp and restart - kubectl cp</text:p>
              <text:p>- very powerful: can be used when you don't have access to the Internet, can't modify the pipelines, but can edit resources inside kubernetes and can produce fresh binaries locally</text:p>
              <text:p>- will still fail if there's magic going on on deployment (for example direct modification of the jar/war that you can't reproduce manually)</text:p>
              <text:p/>
            </draw:text-box>
          </draw:frame>
        </presentation:notes>
      </draw:page>
      <draw:page draw:name="page1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Ephemeral containers<text:tab/>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2">
              <text:list-item>
                <text:p>Since Kubernetes 1.25</text:p>
              </text:list-item>
              <text:list-item>
                <text:p>Allows adding containers in an already running pod, which then get also automatically cleaned up</text:p>
              </text:list-item>
              <text:list-item>
                <text:p text:style-name="P3"><text:span text:style-name="T15">k debug … </text:span></text:p>
              </text:list-item>
              <text:list-item>
                <text:p>You can specify the image for the container and the kind of workload to attach to</text:p>
                <text:list>
                  <text:list-item>
                    <text:p>node/node-name mounts the node’s FS inside the container</text:p>
                  </text:list-item>
                  <text:list-item>
                    <text:p>&lt;pod name&gt; starts a container inside the already running pod</text:p>
                    <text:list>
                      <text:list-item>
                        <text:p>requires support from the platform – shared process namespac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IBM Plex Mono Medm" svg:font-family="'IBM Plex Mono Medm'" style:font-pitch="variable"/>
    <style:font-face style:name="IBM Plex Mono Medm1" svg:font-family="'IBM Plex Mono Medm'" style:font-adornments="Regular" style:font-pitch="fixed"/>
    <style:font-face style:name="IBM Plex Mono Medm2" svg:font-family="'IBM Plex Mono Medm'" style:font-pitch="fixed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ans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loext:color-lum-mod="100%" loext:color-lum-off="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loext:color-lum-mod="100%" loext:color-lum-off="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solid" draw:fill-color="#729fcf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draw:style-name="Mgr4" draw:text-style-name="MP8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8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6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2T19:57:10.027027129</meta:creation-date>
    <meta:editing-duration>P1DT18H37M23S</meta:editing-duration>
    <meta:editing-cycles>29</meta:editing-cycles>
    <meta:generator>LibreOffice/7.5.9.2$Linux_X86_64 LibreOffice_project/50$Build-2</meta:generator>
    <dc:title>Blue Curve</dc:title>
    <dc:date>2024-05-09T01:15:30.153077253</dc:date>
    <meta:document-statistic meta:object-count="106"/>
  </office:meta>
</office:document-meta>
</file>